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3.7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1.826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urma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mec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ADRIANA PEDRO CORREIA DE ALMEIDA</text:p>
          </table:table-cell>
          <table:table-cell office:value-type="float" office:value="120618" calcext:value-type="float">
            <text:p>120618</text:p>
          </table:table-cell>
          <table:table-cell office:value-type="string" calcext:value-type="string">
            <text:p>almeida.adriana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FRANCISCO GUILHERME RIBEIRO DE LIMA PERICÃO</text:p>
          </table:table-cell>
          <table:table-cell office:value-type="float" office:value="113352" calcext:value-type="float">
            <text:p>113352</text:p>
          </table:table-cell>
          <table:table-cell office:value-type="string" calcext:value-type="string">
            <text:p>francisco.perica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ONÇALO COELHO TELES BARBOSA MARTINS</text:p>
          </table:table-cell>
          <table:table-cell office:value-type="float" office:value="118819" calcext:value-type="float">
            <text:p>118819</text:p>
          </table:table-cell>
          <table:table-cell office:value-type="string" calcext:value-type="string">
            <text:p>goncalomartins04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ILHERME FRIAS SIMOES</text:p>
          </table:table-cell>
          <table:table-cell office:value-type="float" office:value="119828" calcext:value-type="float">
            <text:p>119828</text:p>
          </table:table-cell>
          <table:table-cell office:value-type="string" calcext:value-type="string">
            <text:p>guilhermesimoes05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ILHERME RAMOS CAIRRÃO</text:p>
          </table:table-cell>
          <table:table-cell office:value-type="float" office:value="115842" calcext:value-type="float">
            <text:p>115842</text:p>
          </table:table-cell>
          <table:table-cell office:value-type="string" calcext:value-type="string">
            <text:p>guilherme.ramo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GUSTAVO CARVALHO CLEMENTE</text:p>
          </table:table-cell>
          <table:table-cell office:value-type="float" office:value="113632" calcext:value-type="float">
            <text:p>113632</text:p>
          </table:table-cell>
          <table:table-cell office:value-type="string" calcext:value-type="string">
            <text:p>gustavoclemente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IARA FILIPA SILVA REIS</text:p>
          </table:table-cell>
          <table:table-cell office:value-type="float" office:value="120203" calcext:value-type="float">
            <text:p>120203</text:p>
          </table:table-cell>
          <table:table-cell office:value-type="string" calcext:value-type="string">
            <text:p>iarareis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JOSÉ PEDRO HENRIQUES JUSTINO</text:p>
          </table:table-cell>
          <table:table-cell office:value-type="float" office:value="113924" calcext:value-type="float">
            <text:p>113924</text:p>
          </table:table-cell>
          <table:table-cell office:value-type="string" calcext:value-type="string">
            <text:p>josejustino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MARTIM COSTEIRA RASCÃO</text:p>
          </table:table-cell>
          <table:table-cell office:value-type="float" office:value="120253" calcext:value-type="float">
            <text:p>120253</text:p>
          </table:table-cell>
          <table:table-cell office:value-type="string" calcext:value-type="string">
            <text:p>mcr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PEDRO HENRIQUE CERQUEIRA LOPES</text:p>
          </table:table-cell>
          <table:table-cell office:value-type="float" office:value="97806" calcext:value-type="float">
            <text:p>97806</text:p>
          </table:table-cell>
          <table:table-cell office:value-type="string" calcext:value-type="string">
            <text:p>pedro.lop@ua.pt</text:p>
          </table:table-cell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RAFAEL CARRICO CORDEIRO</text:p>
          </table:table-cell>
          <table:table-cell office:value-type="float" office:value="120076" calcext:value-type="float">
            <text:p>120076</text:p>
          </table:table-cell>
          <table:table-cell office:value-type="string" calcext:value-type="string">
            <text:p>rafaelcarricocordeir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UARTE FERREIRA NEVES</text:p>
          </table:table-cell>
          <table:table-cell office:value-type="float" office:value="113771" calcext:value-type="float">
            <text:p>113771</text:p>
          </table:table-cell>
          <table:table-cell office:value-type="string" calcext:value-type="string">
            <text:p>duarte.nev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ENRICO FLORES MERLIN</text:p>
          </table:table-cell>
          <table:table-cell office:value-type="float" office:value="120278" calcext:value-type="float">
            <text:p>120278</text:p>
          </table:table-cell>
          <table:table-cell office:value-type="string" calcext:value-type="string">
            <text:p>enrico.merlin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ONÇALO MATIAS CALDEIRA COSTA</text:p>
          </table:table-cell>
          <table:table-cell office:value-type="float" office:value="121413" calcext:value-type="float">
            <text:p>121413</text:p>
          </table:table-cell>
          <table:table-cell office:value-type="string" calcext:value-type="string">
            <text:p>costagoncalo7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UILHERME JORGE SANTOS COSTA</text:p>
          </table:table-cell>
          <table:table-cell office:value-type="float" office:value="113737" calcext:value-type="float">
            <text:p>113737</text:p>
          </table:table-cell>
          <table:table-cell office:value-type="string" calcext:value-type="string">
            <text:p>guilhermejorgecosta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GUSTAVO COSTA MARTINS</text:p>
          </table:table-cell>
          <table:table-cell office:value-type="float" office:value="114304" calcext:value-type="float">
            <text:p>114304</text:p>
          </table:table-cell>
          <table:table-cell office:value-type="string" calcext:value-type="string">
            <text:p>gustavo.martin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MARTIM FERNANDES LOPES</text:p>
          </table:table-cell>
          <table:table-cell office:value-type="float" office:value="119720" calcext:value-type="float">
            <text:p>119720</text:p>
          </table:table-cell>
          <table:table-cell office:value-type="string" calcext:value-type="string">
            <text:p>martimflopes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 ANTUNES LOPES</text:p>
          </table:table-cell>
          <table:table-cell office:value-type="float" office:value="118949" calcext:value-type="float">
            <text:p>118949</text:p>
          </table:table-cell>
          <table:table-cell office:value-type="string" calcext:value-type="string">
            <text:p>lopespedro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PEDRO FIGUEIREDO SEQUEIRA</text:p>
          </table:table-cell>
          <table:table-cell office:value-type="float" office:value="119379" calcext:value-type="float">
            <text:p>119379</text:p>
          </table:table-cell>
          <table:table-cell office:value-type="string" calcext:value-type="string">
            <text:p>pfs04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RICARDO ANDRADE MAGALHÃES</text:p>
          </table:table-cell>
          <table:table-cell office:value-type="float" office:value="121642" calcext:value-type="float">
            <text:p>121642</text:p>
          </table:table-cell>
          <table:table-cell office:value-type="string" calcext:value-type="string">
            <text:p>ricardom13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SEBASTIÃO MARIA LAUREANO FILIPE</text:p>
          </table:table-cell>
          <table:table-cell office:value-type="float" office:value="113498" calcext:value-type="float">
            <text:p>113498</text:p>
          </table:table-cell>
          <table:table-cell office:value-type="string" calcext:value-type="string">
            <text:p>sebastiaofilipe04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IAGO DE ANDRADE SILVA</text:p>
          </table:table-cell>
          <table:table-cell office:value-type="float" office:value="120263" calcext:value-type="float">
            <text:p>120263</text:p>
          </table:table-cell>
          <table:table-cell office:value-type="string" calcext:value-type="string">
            <text:p>tiagosilva26@ua.pt</text:p>
          </table:table-cell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TOMÁS ANDRÉ MONTEIRO ESPINCHO</text:p>
          </table:table-cell>
          <table:table-cell office:value-type="float" office:value="110486" calcext:value-type="float">
            <text:p>110486</text:p>
          </table:table-cell>
          <table:table-cell office:value-type="string" calcext:value-type="string">
            <text:p>tomasmespincho@ua.p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1:47:39.618809900</meta:creation-date>
    <dc:date>2025-11-06T11:51:57.852963310</dc:date>
    <meta:editing-duration>PT4M18S</meta:editing-duration>
    <meta:editing-cycles>2</meta:editing-cycles>
    <meta:generator>LibreOffice/25.8.2.2$Linux_X86_64 LibreOffice_project/d401f2107ccab8f924a8e2df40f573aab7605b6f</meta:generator>
    <meta:document-statistic meta:table-count="1" meta:cell-count="96" meta:object-count="0"/>
  </office:meta>
</office:document-meta>
</file>